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9e6" officeooo:paragraph-rsid="000029e6"/>
    </style:style>
    <style:style style:name="P2" style:family="paragraph" style:parent-style-name="Standard">
      <style:text-properties officeooo:rsid="0001a7d7" officeooo:paragraph-rsid="0001a7d7"/>
    </style:style>
    <style:style style:name="P3" style:family="paragraph" style:parent-style-name="Table_20_Contents">
      <style:text-properties officeooo:rsid="0001a7d7" officeooo:paragraph-rsid="0001a7d7"/>
    </style:style>
    <style:style style:name="P4" style:family="paragraph" style:parent-style-name="Text_20_body">
      <style:text-properties officeooo:paragraph-rsid="00031103"/>
    </style:style>
    <style:style style:name="P5" style:family="paragraph" style:parent-style-name="Text_20_body">
      <style:text-properties officeooo:rsid="00031103" officeooo:paragraph-rsid="00031103"/>
    </style:style>
    <style:style style:name="P6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7" style:family="paragraph" style:parent-style-name="Text_20_body">
      <style:text-properties officeooo:rsid="0005c284" officeooo:paragraph-rsid="0005c284"/>
    </style:style>
    <style:style style:name="P8" style:family="paragraph" style:parent-style-name="Text_20_body">
      <style:text-properties officeooo:rsid="0005dce6" officeooo:paragraph-rsid="0005dce6"/>
    </style:style>
    <style:style style:name="P9" style:family="paragraph" style:parent-style-name="Text_20_body">
      <style:text-properties officeooo:rsid="0005dce6" officeooo:paragraph-rsid="000c35d5"/>
    </style:style>
    <style:style style:name="P10" style:family="paragraph" style:parent-style-name="Text_20_body">
      <style:text-properties officeooo:rsid="000964f9" officeooo:paragraph-rsid="000964f9"/>
    </style:style>
    <style:style style:name="P11" style:family="paragraph" style:parent-style-name="Text_20_body">
      <style:text-properties officeooo:rsid="000c35d5" officeooo:paragraph-rsid="000c35d5"/>
    </style:style>
    <style:style style:name="P12" style:family="paragraph" style:parent-style-name="Text_20_body">
      <style:text-properties officeooo:rsid="000da0ef" officeooo:paragraph-rsid="000da0ef"/>
    </style:style>
    <style:style style:name="P13" style:family="paragraph" style:parent-style-name="Text_20_body">
      <style:paragraph-properties fo:break-before="page"/>
      <style:text-properties officeooo:rsid="0005dce6" officeooo:paragraph-rsid="0005dce6"/>
    </style:style>
    <style:style style:name="P1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rsid="00031103" officeooo:paragraph-rsid="00031103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text-properties officeooo:rsid="000964f9" officeooo:paragraph-rsid="000964f9"/>
    </style:style>
    <style:style style:name="P20" style:family="paragraph" style:parent-style-name="Heading_20_3">
      <style:text-properties officeooo:rsid="000964f9" officeooo:paragraph-rsid="000c35d5"/>
    </style:style>
    <style:style style:name="P21" style:family="paragraph" style:parent-style-name="Heading_20_3">
      <style:text-properties officeooo:rsid="000c35d5" officeooo:paragraph-rsid="000c35d5"/>
    </style:style>
    <style:style style:name="P22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82_507706319" text:style-name="Index_20_Link" text:visited-style-name="Index_20_Link"><text:s/>1 <text:s/>Modelo Dinámico<text:tab/>1</text:a></text:p>
          <text:p text:style-name="P14"><text:a xlink:type="simple" xlink:href="#__RefHeading___Toc184_507706319" text:style-name="Index_20_Link" text:visited-style-name="Index_20_Link"><text:s/>2 <text:s/>Control modelo de segundo orden<text:tab/>1</text:a></text:p>
          <text:p text:style-name="P16"><text:a xlink:type="simple" xlink:href="#__RefHeading___Toc186_507706319" text:style-name="Index_20_Link" text:visited-style-name="Index_20_Link"><text:s/>2.1 <text:s/>Control Sliding<text:tab/>2</text:a></text:p>
          <text:p text:style-name="P16"><text:a xlink:type="simple" xlink:href="#__RefHeading___Toc227_1503065877" text:style-name="Index_20_Link" text:visited-style-name="Index_20_Link"><text:s/>2.2 <text:s/>Resultados<text:tab/>3</text:a></text:p>
          <text:p text:style-name="P15"><text:a xlink:type="simple" xlink:href="#__RefHeading___Toc255_1692739703" text:style-name="Index_20_Link" text:visited-style-name="Index_20_Link"><text:s/>2.2.1 <text:s/>script python uav_z<text:tab/>3</text:a></text:p>
          <text:p text:style-name="P15"><text:a xlink:type="simple" xlink:href="#__RefHeading___Toc229_1503065877" text:style-name="Index_20_Link" text:visited-style-name="Index_20_Link"><text:s/>2.2.2 <text:s/>K=1<text:tab/>3</text:a></text:p>
          <text:p text:style-name="P15"><text:a xlink:type="simple" xlink:href="#__RefHeading___Toc257_1692739703" text:style-name="Index_20_Link" text:visited-style-name="Index_20_Link"><text:s/>2.2.3 <text:s/>K=4<text:tab/>5</text:a></text:p>
          <text:p text:style-name="P15"><text:a xlink:type="simple" xlink:href="#__RefHeading___Toc259_1692739703" text:style-name="Index_20_Link" text:visited-style-name="Index_20_Link"><text:s/>2.2.4 <text:s/>Observaciones<text:tab/>6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22"><text:a xlink:type="simple" xlink:href="#Illustration!0|sequence" text:style-name="Index_20_Link" text:visited-style-name="Index_20_Link"><text:s/>Illustration 1: Evolucion de la posicion desde 1m inicial<text:tab/>3</text:a></text:p>
          <text:p text:style-name="P22"><text:a xlink:type="simple" xlink:href="#Illustration!1|sequence" text:style-name="Index_20_Link" text:visited-style-name="Index_20_Link"><text:s/>Illustration 2: Evolucion de la velocidad<text:tab/>3</text:a></text:p>
          <text:p text:style-name="P22"><text:a xlink:type="simple" xlink:href="#Illustration!2|sequence" text:style-name="Index_20_Link" text:visited-style-name="Index_20_Link"><text:s/>Illustration 3: Evolucion de la aceleracion (entrada al sistema)<text:tab/>4</text:a></text:p>
          <text:p text:style-name="P22"><text:a xlink:type="simple" xlink:href="#Illustration!3|sequence" text:style-name="Index_20_Link" text:visited-style-name="Index_20_Link"><text:s/>Illustration 4: Evolucion de la posicion desde 1m inicial<text:tab/>5</text:a></text:p>
          <text:p text:style-name="P22"><text:a xlink:type="simple" xlink:href="#Illustration!4|sequence" text:style-name="Index_20_Link" text:visited-style-name="Index_20_Link"><text:s/>Illustration 5: Evolucion de la velocidad<text:tab/>5</text:a></text:p>
          <text:p text:style-name="P22"><text:a xlink:type="simple" xlink:href="#Illustration!5|sequence" text:style-name="Index_20_Link" text:visited-style-name="Index_20_Link"><text:s/>Illustration 6: Evolucion de la aceleracion (entrada al sistema)<text:tab/>6</text:a></text:p>
        </text:index-body>
      </text:illustration-index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1">Las ecuaciones dinámicas que definen el modelo son las siguienes:</text:p>
      <text:p text:style-name="P1"/>
      <text:p text:style-name="P1"><draw:frame draw:style-name="fr4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4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2"/>
      <text:p text:style-name="P2"/>
      <text:h text:style-name="P17" text:outline-level="1"><text:bookmark-start text:name="__RefHeading___Toc184_507706319"/><text:soft-page-break/>Control modelo de segundo orden<text:bookmark-end text:name="__RefHeading___Toc184_507706319"/></text:h>
      <text:p text:style-name="P5">Para el sistema de segundo orden:</text:p>
      <text:p text:style-name="P4"><draw:frame draw:style-name="fr4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se quiere realizar un control para llevar <draw:frame draw:style-name="fr4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4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6"><draw:frame draw:style-name="fr4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7">Sea <text:span text:style-name="T4">el error de posicion</text:span></text:p>
      <text:p text:style-name="P7"><draw:frame draw:style-name="fr4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>derivando</text:p>
      <text:p text:style-name="P7"><draw:frame draw:style-name="fr4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7"><draw:frame draw:style-name="fr4" draw:name="Object26" text:anchor-type="as-char" svg:y="-0.443cm" svg:width="3.126cm" svg:height="0.596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Si <text:span text:style-name="T2"><draw:frame draw:style-name="fr4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7"><draw:frame draw:style-name="fr4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de forma que el sistema <draw:frame draw:style-name="fr4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7"><draw:frame draw:style-name="fr4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llamando a la variable <draw:frame draw:style-name="fr4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4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>En discreto</text:p>
      <text:p text:style-name="P8"><draw:frame draw:style-name="fr4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">para el siguiente instante de tiempo se tiene:</text:p>
      <text:p text:style-name="P8"><draw:frame draw:style-name="fr4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8">y sustituyendo</text:p>
      <text:p text:style-name="P8"><draw:frame draw:style-name="fr4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">e igulando a cero, y despejando la variable de control <draw:frame draw:style-name="fr4" draw:name="Object25" text:anchor-type="as-char" svg:y="-0.377cm" svg:width="0.603cm" svg:height="0.531cm" draw:z-index="3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8"><draw:frame draw:style-name="fr4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>se tiene</text:p>
      <text:p text:style-name="P8"><draw:frame draw:style-name="fr4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"/>
      <text:p text:style-name="P8"/>
      <text:p text:style-name="P8"/>
      <text:h text:style-name="P18" text:outline-level="2"><text:bookmark-start text:name="__RefHeading___Toc227_1503065877"/>Resultados<text:bookmark-end text:name="__RefHeading___Toc227_1503065877"/></text:h>
      <text:p text:style-name="P10">Desde una posicion inicial de 1m y velocidad = 0m/s se muestra la evolucion del sistema usando el control para dos valroes de K</text:p>
      <text:p text:style-name="P12"/>
      <text:h text:style-name="Heading_20_3" text:outline-level="3"><text:bookmark-start text:name="__RefHeading___Toc255_1692739703"/>script python uav_z<text:bookmark-end text:name="__RefHeading___Toc255_1692739703"/></text:h>
      <text:p text:style-name="P12">Se ejecuta el script python uav_z</text:p>
      <text:h text:style-name="P19" text:outline-level="3"><text:bookmark-start text:name="__RefHeading___Toc229_1503065877"/>K=1<text:bookmark-end text:name="__RefHeading___Toc229_1503065877"/></text:h>
      <text:p text:style-name="P8"><draw:frame draw:style-name="fr1" draw:name="Frame1" text:anchor-type="paragraph" svg:width="9.008cm" draw:z-index="24"><draw:text-box fo:min-height="6.756cm"><text:p text:style-name="Illustration"><draw:frame draw:style-name="fr3" draw:name="Image1" text:anchor-type="as-char" svg:width="9.008cm" style:rel-width="100%" svg:height="6.756cm" style:rel-height="scale" draw:z-index="27"><draw:image xlink:href="../figures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8"/>
      <text:p text:style-name="P8"><draw:frame draw:style-name="fr1" draw:name="Frame2" text:anchor-type="paragraph" svg:width="9.008cm" draw:z-index="25"><draw:text-box fo:min-height="6.756cm"><text:p text:style-name="Illustration"><draw:frame draw:style-name="fr3" draw:name="Image2" text:anchor-type="as-char" svg:width="9.008cm" style:rel-width="100%" svg:height="6.756cm" style:rel-height="scale" draw:z-index="29"><draw:image xlink:href="../figures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/text:p>
      <text:p text:style-name="P8"><text:soft-page-break/><draw:frame draw:style-name="fr2" draw:name="Frame3" text:anchor-type="as-char" svg:width="11.598cm" style:rel-width="66%" svg:height="8.698cm" style:rel-height="scale-min" draw:z-index="30"><draw:text-box><text:p text:style-name="Illustration"><draw:frame draw:style-name="fr3" draw:name="Image3" text:anchor-type="as-char" svg:width="11.598cm" style:rel-width="100%" svg:height="8.698cm" style:rel-height="scale" draw:z-index="31"><draw:image xlink:href="../figures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8"/>
      <text:p text:style-name="P13"/>
      <text:h text:style-name="P20" text:outline-level="3"><text:bookmark-start text:name="__RefHeading___Toc257_1692739703"/>K=<text:span text:style-name="T6">4</text:span><text:bookmark-end text:name="__RefHeading___Toc257_1692739703"/></text:h>
      <text:p text:style-name="P9"><draw:frame draw:style-name="fr1" draw:name="Frame5" text:anchor-type="paragraph" svg:width="9.008cm" draw:z-index="26"><draw:text-box fo:min-height="6.756cm"><text:p text:style-name="Illustration"><draw:frame draw:style-name="fr3" draw:name="Image5" text:anchor-type="as-char" svg:width="9.008cm" style:rel-width="100%" svg:height="6.756cm" style:rel-height="scale" draw:z-index="36"><draw:image xlink:href="../figures/test_1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Evolucion de la posicion desde 1m inicial </text:p></draw:text-box></draw:frame></text:p>
      <text:p text:style-name="P9"/>
      <text:p text:style-name="P9"><draw:frame draw:style-name="fr1" draw:name="Frame6" text:anchor-type="paragraph" svg:width="9.008cm" draw:z-index="28"><draw:text-box fo:min-height="6.756cm"><text:p text:style-name="Illustration"><draw:frame draw:style-name="fr3" draw:name="Image6" text:anchor-type="as-char" svg:width="9.008cm" style:rel-width="100%" svg:height="6.756cm" style:rel-height="scale" draw:z-index="37"><draw:image xlink:href="../figures/test_2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Evolucion de la velocidad</text:p></draw:text-box></draw:frame></text:p>
      <text:p text:style-name="P9"><text:soft-page-break/><draw:frame draw:style-name="fr2" draw:name="Frame4" text:anchor-type="as-char" svg:width="11.598cm" style:rel-width="66%" svg:height="8.698cm" style:rel-height="scale-min" draw:z-index="32"><draw:text-box><text:p text:style-name="Illustration"><draw:frame draw:style-name="fr3" draw:name="Image4" text:anchor-type="as-char" svg:width="11.598cm" style:rel-width="100%" svg:height="8.698cm" style:rel-height="scale" draw:z-index="33"><draw:image xlink:href="../figures/test_3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Evolucion de la aceleracion (entrada al sistema)</text:p></draw:text-box></draw:frame></text:p>
      <text:p text:style-name="P9"/>
      <text:h text:style-name="P21" text:outline-level="3"><text:bookmark-start text:name="__RefHeading___Toc259_1692739703"/>Observaciones<text:bookmark-end text:name="__RefHeading___Toc259_1692739703"/></text:h>
      <text:p text:style-name="P11">Para K=4 se observan oscilaciones en posicion y velocidad. La aceleración está saturando a +/- el valor máxi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29T23:31:06.402000000</dc:date>
    <meta:editing-duration>PT1H33M20S</meta:editing-duration>
    <meta:editing-cycles>11</meta:editing-cycles>
    <meta:document-statistic meta:table-count="1" meta:image-count="6" meta:object-count="26" meta:page-count="6" meta:paragraph-count="75" meta:word-count="357" meta:character-count="2184" meta:non-whitespace-character-count="1844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